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Times New Roman" svg:font-family="'Times New Roman'"/>
    <style:font-face style:name="Courier 10 Pitch" svg:font-family="'Courier 10 Pitch'" style:font-pitch="fixed"/>
    <style:font-face style:name="FreeMono" svg:font-family="Free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orphans="2" fo:widows="2" fo:text-indent="0in" style:auto-text-indent="false"/>
      <style:text-properties fo:font-variant="normal" fo:text-transform="none" fo:color="#000000" style:font-name="FreeMono" fo:font-size="9pt" fo:letter-spacing="normal" fo:font-style="normal" fo:font-weight="normal" fo:background-color="transparent" style:font-size-asian="9pt" style:font-size-complex="9pt"/>
    </style:style>
    <style:style style:name="P2" style:family="paragraph" style:parent-style-name="Standard">
      <style:paragraph-properties fo:margin-left="0in" fo:margin-right="0in" fo:margin-top="0in" fo:margin-bottom="0in" fo:orphans="2" fo:widows="2" fo:text-indent="0in" style:auto-text-indent="false" fo:background-color="transparent">
        <style:background-image/>
      </style:paragraph-properties>
      <style:text-properties fo:font-variant="normal" fo:text-transform="none" fo:color="#000000" style:font-name="FreeMono" fo:font-size="9pt" fo:letter-spacing="normal" fo:font-style="normal" fo:font-weight="normal" fo:background-color="transparent" style:font-size-asian="9pt" style:font-size-complex="9pt"/>
    </style:style>
    <style:style style:name="P3" style:family="paragraph" style:parent-style-name="Standard">
      <style:paragraph-properties fo:margin-left="0in" fo:margin-right="0in" fo:margin-top="0in" fo:margin-bottom="0in" fo:text-align="center" style:justify-single-word="false" fo:orphans="2" fo:widows="2" fo:text-indent="0in" style:auto-text-indent="false" fo:background-color="transparent">
        <style:background-image/>
      </style:paragraph-properties>
      <style:text-properties fo:font-variant="normal" fo:text-transform="none" fo:color="#000000" style:font-name="FreeMono" fo:font-size="9pt" fo:letter-spacing="normal" fo:font-style="normal" fo:font-weight="normal" fo:background-color="transparent" style:font-size-asian="9pt" style:font-size-complex="9pt"/>
    </style:style>
    <style:style style:name="P4" style:family="paragraph" style:parent-style-name="Standard">
      <style:paragraph-properties fo:margin-left="0in" fo:margin-right="0in" fo:margin-top="0in" fo:margin-bottom="0in" fo:orphans="2" fo:widows="2" fo:text-indent="0in" style:auto-text-indent="false" fo:background-color="transparent">
        <style:background-image/>
      </style:paragraph-properties>
      <style:text-properties fo:font-variant="normal" fo:text-transform="none" fo:color="#000000" style:font-name="FreeMono" fo:font-size="9pt" fo:letter-spacing="normal" fo:font-style="normal" fo:font-weight="normal" fo:background-color="#e6e6e6" style:font-size-asian="9pt" style:font-size-complex="9pt"/>
    </style:style>
    <style:style style:name="P5" style:family="paragraph" style:parent-style-name="Standard">
      <style:paragraph-properties fo:background-color="transparent">
        <style:background-image/>
      </style:paragraph-properties>
      <style:text-properties fo:color="#000000" style:font-name="FreeMono" fo:font-size="9pt" fo:background-color="#e6e6e6" style:font-size-asian="9pt" style:font-size-complex="9pt"/>
    </style:style>
    <style:style style:name="T1" style:family="text">
      <style:text-properties style:text-line-through-style="none" style:text-underline-style="none" style:text-blinking="false"/>
    </style:style>
    <style:style style:name="T2" style:family="text">
      <style:text-properties style:text-line-through-style="none" style:text-underline-style="none" style:text-blinking="false" fo:background-color="#e6e6e6"/>
    </style:style>
    <style:style style:name="T3" style:family="text">
      <style:text-properties style:text-line-through-style="none" style:text-underline-style="none" fo:font-weight="bold" style:text-blinking="false" fo:background-color="#e6e6e6"/>
    </style:style>
    <style:style style:name="T4" style:family="text">
      <style:text-properties style:text-line-through-style="none" fo:font-style="italic" style:text-underline-style="none" style:text-blinking="false" fo:background-color="#e6e6e6"/>
    </style:style>
    <style:style style:name="T5" style:family="text">
      <style:text-properties fo:background-color="#e6e6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spectus</text:span></text:p>
      <text:p text:style-name="P2"><text:span text:style-name="T2"/></text:p>
      <text:p text:style-name="P2"><text:bookmark text:name="internal-source-marker_0.9247080516070127"/><text:span text:style-name="T2">The prospectus should fully describe who is on your team, </text:span><text:line-break/><text:line-break/><text:span text:style-name="T1">Joshua Burkhart</text:span><text:line-break/><text:span text:style-name="T1">Greg Braman</text:span><text:line-break/><text:line-break/><text:span text:style-name="T2">the technical strengths of each team member, </text:span><text:line-break/><text:line-break/><text:span text:style-name="T1">Joshua Burkhart: <text:tab/><text:tab/>software engineering, C programming, web programming, java, <text:tab/><text:tab/><text:tab/><text:tab/><text:tab/>documentation, bash scripting</text:span><text:line-break/><text:span text:style-name="T1">Greg Braman: </text:span><text:line-break/><text:line-break/><text:span text:style-name="T2">and what application/system you are going to produce. </text:span><text:line-break/><text:line-break/><text:span text:style-name="T1">We are going to produce an autonomous vehicle based on an Arduino micro controller</text:span><text:line-break/><text:line-break/><text:span text:style-name="T4">Completely </text:span><text:span text:style-name="T2">describe the project you want to create. I should have a very clear picture of the application you are going to produce. Don't worry too much about how you're going to do it. Provide a list of all intended features. Your prospectus should describe the vapor-ware that you will create. The prospectus is not a contract. It is a road-map that outlines what you will try to create. It is not necessary for you to implement every feature.</text:span></text:p>
      <text:p text:style-name="P1"><text:span text:style-name="T1"/></text:p>
      <text:p text:style-name="P2"><text:span text:style-name="T1">Hardware: <text:tab/><text:tab/><text:tab/>Arduino micro controller</text:span></text:p>
      <text:p text:style-name="P2"><text:span text:style-name="T1"><text:tab/><text:tab/><text:tab/><text:tab/>several small electric motors</text:span></text:p>
      <text:p text:style-name="P2"><text:span text:style-name="T1"><text:tab/><text:tab/><text:tab/><text:tab/>digital compass / GPS device</text:span></text:p>
      <text:p text:style-name="P2"><text:span text:style-name="T1"><text:tab/><text:tab/><text:tab/><text:tab/>data recorder / storage device (SD card reader)</text:span></text:p>
      <text:p text:style-name="P2"><text:span text:style-name="T1"><text:tab/><text:tab/><text:tab/><text:tab/>tracks or wheels attached to some sort of chassis</text:span></text:p>
      <text:p text:style-name="P2"><text:span text:style-name="T1"/></text:p>
      <text:p text:style-name="P2"><text:span text:style-name="T1">Software:<text:tab/><text:tab/><text:tab/>Arduino code to connect and manage peripherals</text:span></text:p>
      <text:p text:style-name="P2"><text:span text:style-name="T1"><text:tab/><text:tab/><text:tab/><text:tab/>Arduino code to drive device</text:span></text:p>
      <text:p text:style-name="P2"><text:span text:style-name="T1"/></text:p>
      <text:p text:style-name="P2"><text:span text:style-name="T1">Description of Operation:<text:tab/>The device we will construct should take a list of locations as <text:tab/><text:tab/><text:tab/><text:tab/><text:tab/>parameters and be able to navigate itself to those locations <text:tab/><text:tab/><text:tab/><text:tab/><text:tab/>autonomously.</text:span></text:p>
      <text:p text:style-name="P2"><text:span text:style-name="T1"/></text:p>
      <text:p text:style-name="P2"><text:span text:style-name="T1">Programming Style:<text:tab/><text:tab/>The code that is understood by the Arduino micro controller is <text:tab/><text:tab/><text:tab/><text:tab/><text:tab/>similar to C in syntax.</text:span></text:p>
      <text:p text:style-name="P2"><text:span text:style-name="T1"/></text:p>
      <text:p text:style-name="P2"><text:span text:style-name="T1">Additional Opportunities:<text:tab/>If time allows, we will add features to the vehicle that will <text:tab/><text:tab/><text:tab/><text:tab/><text:tab/>increase autonomy. These features include image recognition and <text:tab/><text:tab/><text:tab/><text:tab/><text:tab/>range-finding lasers to assist in collision avoidance and path-<text:tab/><text:tab/><text:tab/><text:tab/><text:tab/>finding. </text:span><text:span text:style-name="T5"><text:line-break/><text:line-break/></text:span><text:span text:style-name="T2">Project technical requirements are based on your team's technical abilities and interests. You should design an application that draws on the technical abilities and interests of all the team members. For example, if you have team members that took graphics (and have an interest in graphics) then you might consider a graphical game.</text:span><text:span text:style-name="T5"><text:line-break/><text:line-break/></text:span><text:span text:style-name="T2">You should also describe two areas of </text:span><text:span text:style-name="T3">technical innovation</text:span><text:span text:style-name="T2"> -- two technical areas in which you will demonstrate your expert technical knowledge, and your ability to learn new things on your own. These two areas should be ones that you want to spend a great deal of time researching new techniques, implementing algorithms, etc. Later on, you will be evaluated on the complexity of these innovations (see section on grading).</text:span></text:p>
      <text:p text:style-name="P2"><text:span text:style-name="T2"/></text:p>
      <text:p text:style-name="P2"><text:span text:style-name="T1">Area 1:<text:tab/><text:tab/><text:tab/>Working in an environment with strict memory and storage <text:tab/><text:tab/><text:tab/><text:tab/><text:tab/><text:tab/>constraings. Storing many data points and log files will require <text:tab/><text:tab/><text:tab/><text:tab/><text:tab/>unusually good memory management and code structure.</text:span></text:p>
      <text:p text:style-name="P2"><text:span text:style-name="T1"/></text:p>
      <text:p text:style-name="P2"><text:span text:style-name="T1">Area 2:<text:tab/><text:tab/><text:tab/>Integration of motors with a micro controller will present many <text:tab/><text:tab/><text:tab/><text:tab/><text:tab/>opportunities to become familiar with new data structures and <text:tab/><text:tab/><text:tab/><text:tab/><text:tab/>fucntions.</text:span></text:p>
      <text:p text:style-name="P5"/>
      <text:p text:style-name="P4"><text:span text:style-name="T1">When complete, post your prospectus on your web site (I will assume you do this for all documents from now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Times New Roman" svg:font-family="'Times New Roman'"/>
    <style:font-face style:name="Courier 10 Pitch" svg:font-family="'Courier 10 Pitch'" style:font-pitch="fixed"/>
    <style:font-face style:name="FreeMono" svg:font-family="Free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ua Burkhart</meta:initial-creator>
    <meta:creation-date>2010-09-07T10:53:19</meta:creation-date>
    <meta:document-statistic meta:table-count="0" meta:image-count="0" meta:object-count="0" meta:page-count="1" meta:paragraph-count="15" meta:word-count="450" meta:character-count="2904"/>
    <dc:date>2010-09-07T11:56:31</dc:date>
    <dc:creator>Joshua Burkhart</dc:creator>
    <meta:editing-duration>PT00H31M55S</meta:editing-duration>
    <meta:editing-cycles>1</meta:editing-cycles>
    <meta:generator>OpenOffice.org/3.2$Unix OpenOffice.org_project/320m12$Build-9483</meta:generator>
  </office:meta>
</office:document-meta>
</file>